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Ubuntu" svg:font-family="Ubuntu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b050"/>
    </style:style>
    <style:style style:name="P4" style:family="paragraph" style:parent-style-name="Standard">
      <style:text-properties fo:color="#00b050" fo:language="en" fo:country="US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33cc66"/>
    </style:style>
    <style:style style:name="P9" style:family="paragraph" style:parent-style-name="Standard">
      <style:text-properties fo:color="#33cc66" officeooo:paragraph-rsid="00100c3e"/>
    </style:style>
    <style:style style:name="P10" style:family="paragraph" style:parent-style-name="Standard">
      <style:text-properties fo:color="#33cc66" fo:language="en" fo:country="US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font-variant="normal" fo:text-transform="none" fo:color="#33cc66" style:font-name="Ubuntu" fo:font-size="12pt" fo:letter-spacing="normal" fo:language="en" fo:country="US" fo:font-style="normal" fo:font-weight="normal" style:font-size-asian="12pt" style:font-size-complex="12pt"/>
    </style:style>
    <style:style style:name="P13" style:family="paragraph" style:parent-style-name="Standard">
      <style:text-properties fo:font-variant="normal" fo:text-transform="none" fo:color="#33cc66" style:font-name="Ubuntu" fo:font-size="11pt" fo:letter-spacing="normal" fo:language="en" fo:country="US" fo:font-style="normal" fo:font-weight="normal" style:font-size-asian="11pt" style:font-size-complex="11pt"/>
    </style:style>
    <style:style style:name="P1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" style:family="text">
      <style:text-properties fo:color="#00b050"/>
    </style:style>
    <style:style style:name="T2" style:family="text">
      <style:text-properties fo:color="#00b050" fo:language="en" fo:country="US"/>
    </style:style>
    <style:style style:name="T3" style:family="text">
      <style:text-properties fo:language="en" fo:country="US"/>
    </style:style>
    <style:style style:name="T4" style:family="text">
      <style:text-properties fo:color="#000000"/>
    </style:style>
    <style:style style:name="T5" style:family="text">
      <style:text-properties fo:color="#000000" fo:language="en" fo:country="US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8" style:family="text">
      <style:text-properties fo:color="#3deb3d"/>
    </style:style>
    <style:style style:name="T9" style:family="text">
      <style:text-properties fo:color="#00ae00"/>
    </style:style>
    <style:style style:name="T10" style:family="text">
      <style:text-properties fo:color="#33cc66"/>
    </style:style>
    <style:style style:name="T11" style:family="text">
      <style:text-properties officeooo:rsid="00100c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rtiel d'ITIL – QCM</text:p>
      <text:p text:style-name="Standard"/>
      <text:p text:style-name="P1">A. Classer les personnalités du monde de la qualité <text:tab/>dans l'ordre croissant de leur naissance :</text:p>
      <text:p text:style-name="P2"/>
      <text:p text:style-name="Standard"><text:tab/><text:span text:style-name="Police_20_par_20_défaut"><text:span text:style-name="T2">1. </text:span></text:span><text:span text:style-name="Police_20_par_20_défaut"><text:span text:style-name="T2">Ford, Sloan, Deming</text:span></text:span><text:span text:style-name="Police_20_par_20_défaut"><text:span text:style-name="T2">,</text:span></text:span></text:p>
      <text:p text:style-name="Standard"><text:span text:style-name="Police_20_par_20_défaut"><text:span text:style-name="T3"><text:tab/></text:span></text:span><text:span text:style-name="Police_20_par_20_défaut"><text:span text:style-name="T5">2. <text:s/>Sloan, Ford, Drucker, <text:s/>Deming</text:span></text:span></text:p>
      <text:p text:style-name="Standard"><text:span text:style-name="Police_20_par_20_défaut"><text:span text:style-name="T5"><text:tab/></text:span></text:span><text:span text:style-name="Police_20_par_20_défaut"><text:span text:style-name="T4">3. </text:span></text:span><text:span text:style-name="Police_20_par_20_défaut"><text:span text:style-name="T4"><text:s/>Ford, Deming, Sloan, Drucker</text:span></text:span></text:p>
      <text:p text:style-name="P2"/>
      <text:p text:style-name="P1">B. Même question que précédemment.</text:p>
      <text:p text:style-name="Standard"/>
      <text:p text:style-name="Standard"><text:tab/><text:span text:style-name="Police_20_par_20_défaut"><text:span text:style-name="T3">1. Ohno, Deming, Crosby, Juran</text:span></text:span></text:p>
      <text:p text:style-name="Standard"><text:span text:style-name="Police_20_par_20_défaut"><text:span text:style-name="T3"><text:tab/></text:span></text:span><text:span text:style-name="Police_20_par_20_défaut"><text:span text:style-name="T2">2. <text:s/></text:span></text:span><text:span text:style-name="Police_20_par_20_défaut"><text:span text:style-name="T2">Deming, Ohno, Juran, Crosby</text:span></text:span></text:p>
      <text:p text:style-name="Standard"><text:span text:style-name="Police_20_par_20_défaut"><text:span text:style-name="T3"><text:tab/></text:span></text:span>3. <text:s/>Ohno, Deming, Juran, Crosby</text:p>
      <text:p text:style-name="P3">Evidement, les réponses sont pas dans les slides…</text:p>
      <text:p text:style-name="P3"/>
      <text:p text:style-name="P1">C. Qui a dit : « Si nos fabriques imposent […] les caisses du Royaume » ?</text:p>
      <text:p text:style-name="Standard"/>
      <text:p text:style-name="Standard"><text:tab/><text:span text:style-name="Police_20_par_20_défaut"><text:span text:style-name="T1">1. Colbert</text:span></text:span></text:p>
      <text:p text:style-name="Standard"><text:tab/>2. Deming</text:p>
      <text:p text:style-name="Standard"><text:tab/>3. Descartes</text:p>
      <text:p text:style-name="Standard"><text:tab/>4. Fayol</text:p>
      <text:p text:style-name="Standard"/>
      <text:p text:style-name="P1">D. Que signifie ISO ?</text:p>
      <text:p text:style-name="Standard"/>
      <text:p text:style-name="Standard"><text:tab/><text:span text:style-name="Police_20_par_20_défaut"><text:span text:style-name="T3">1. Information for Supplier Organization</text:span></text:span></text:p>
      <text:p text:style-name="Standard"><text:span text:style-name="Police_20_par_20_défaut"><text:span text:style-name="T3"><text:tab/></text:span></text:span><text:span text:style-name="Police_20_par_20_défaut"><text:span text:style-name="T2">2. International Started Organization</text:span></text:span></text:p>
      <text:p text:style-name="P5"/>
      <text:p text:style-name="Standard"><text:span text:style-name="Police_20_par_20_défaut"><text:span text:style-name="T6">E. Quelles sont les</text:span></text:span><text:span text:style-name="Police_20_par_20_défaut"><text:span text:style-name="T6"> </text:span></text:span><text:span text:style-name="Police_20_par_20_défaut"><text:span text:style-name="T7">moyens</text:span></text:span><text:span text:style-name="Police_20_par_20_défaut"><text:span text:style-name="T6"> de la qualité en entreprise ?</text:span></text:span></text:p>
      <text:p text:style-name="Standard"/>
      <text:p text:style-name="Standard"><text:tab/>1. Définir la stratégie de l'entreprise</text:p>
      <text:p text:style-name="Standard"><text:tab/>2. Auditer l'organisation de l'entreprise</text:p>
      <text:p text:style-name="Standard"><text:tab/>3. Présenter la qualité</text:p>
      <text:p text:style-name="Standard"><text:tab/><text:span text:style-name="T10">4. Former les collaborateurs à l'utilisation d'outils qualité</text:span></text:p>
      <text:p text:style-name="Standard"><text:tab/>5. Faire de beaux documents</text:p>
      <text:p text:style-name="Standard"/>
      <text:p text:style-name="Standard"/>
      <text:p text:style-name="Standard"/>
      <text:p text:style-name="P1">F. Le manuel de qualité doit obligatoirement comprendre</text:p>
      <text:p text:style-name="Standard"/>
      <text:p text:style-name="Standard"><text:tab/>1. Une présentation de l'entreprise</text:p>
      <text:p text:style-name="P8"><text:tab/>2. Le domaine d'application des critères de management de la qualité</text:p>
      <text:p text:style-name="P8"><text:tab/>3. Les exclusions du système de management de la qualité</text:p>
      <text:p text:style-name="Standard"><text:tab/>4. La politique qualité</text:p>
      <text:p text:style-name="Standard"><text:tab/>5. Les objectifs qualité</text:p>
      <text:p text:style-name="Standard"/>
      <text:p text:style-name="P9"><text:span text:style-name="T11">Selon extraits norme ISO 9001</text:span></text:p>
      <text:p text:style-name="Standard"/>
      <text:p text:style-name="P1">G. Quelles sont parmi toutes ces procédures celles qui sont exigés par la norme ISO 9001:2000 ?</text:p>
      <text:p text:style-name="P1"/>
      <text:p text:style-name="P6">H. Que signifie PDCA ?</text:p>
      <text:p text:style-name="P4">plan–do–check–act</text:p>
      <text:p text:style-name="P5"/>
      <text:p text:style-name="P1"><text:soft-page-break/></text:p>
      <text:p text:style-name="P1"/>
      <text:p text:style-name="P1">I. Quels sont les outils adaptés à des activités de production ?</text:p>
      <text:p text:style-name="Standard"><text:tab/><text:span text:style-name="Police_20_par_20_défaut"><text:span text:style-name="T3">1. SS</text:span></text:span></text:p>
      <text:p text:style-name="P5"><text:tab/><text:span text:style-name="T10">2. SMED</text:span></text:p>
      <text:p text:style-name="P10"><text:tab/>3. AMDEC</text:p>
      <text:p text:style-name="P5"><text:tab/>4. SM</text:p>
      <text:p text:style-name="P5"><text:tab/>5. Approche Prau... ?</text:p>
      <text:p text:style-name="P5"/>
      <text:p text:style-name="P13"><text:span text:style-name="T11">outils d'a</text:span>mélioration continue <text:span text:style-name="T11">de la gestion et l'organisation en production:</text:span> 5S, TPM, AMDEC, SMED, Lean manufacturing...</text:p>
      <text:p text:style-name="P12"/>
      <text:p text:style-name="P1">J. Quels sont les outils adaptés à des activités de conception ?</text:p>
      <text:p text:style-name="P1"/>
      <text:p text:style-name="P1">K. Que signifie ITIL ?</text:p>
      <text:p text:style-name="Standard"/>
      <text:p text:style-name="Standard"><text:tab/>1. Information Tables for Linux</text:p>
      <text:p text:style-name="Standard"><text:tab/><text:span text:style-name="Police_20_par_20_défaut"><text:span text:style-name="T3">2. In</text:span></text:span><text:span text:style-name="Police_20_par_20_défaut"><text:span text:style-name="T3">frastructure Technlogy IP Language</text:span></text:span></text:p>
      <text:p text:style-name="Standard"><text:span text:style-name="Police_20_par_20_défaut"><text:span text:style-name="T3"><text:tab/></text:span></text:span><text:span text:style-name="Police_20_par_20_défaut"><text:span text:style-name="T2">3. Information Technology Infrastructure Library</text:span></text:span></text:p>
      <text:p text:style-name="Standard"/>
      <text:p text:style-name="Standard">Note : Voici quelques questions posées au partiel (pas toutes). Enjoy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verdana, sans-serif"/>
    <style:font-face style:name="Ubuntu" svg:font-family="Ubuntu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size="14pt" style:font-name-asian="Microsoft YaHei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/>
    <dc:creator>Maïté </dc:creator>
    <meta:creation-date>2013-03-30T17:49:00Z</meta:creation-date>
    <dc:date>2013-04-04T22:45:21</dc:date>
    <meta:editing-cycles>4</meta:editing-cycles>
    <meta:editing-duration>PT36M</meta:editing-duration>
    <meta:document-statistic meta:table-count="0" meta:image-count="0" meta:object-count="0" meta:page-count="2" meta:paragraph-count="47" meta:word-count="294" meta:character-count="1795" meta:non-whitespace-character-count="1512"/>
    <meta:template xlink:type="simple" xlink:actuate="onRequest" xlink:title="" xlink:href="Normal.dotm"/>
  </office:meta>
</office:document-meta>
</file>